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0">
            <text:p>Verify that password must contain uppercase lett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Password and Confirm Password fields are red. There is validation message "Password needs to contain Uppercase lett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Alexand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Quirk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aquirk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aquirke@gmail.com">aquirke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01/01/199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9">
            <text:p><text:a xlink:href="mailto:aeZL@&amp;s">zugp15&amp;/</text:a>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57:07Z</meta:creation-date>
    <dc:date>2022-07-01T08:46:07Z</dc:date>
  </office:meta>
</office:document-meta>
</file>